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ur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NurText" style:family="paragraph">
      <style:text-properties style:font-name="Courier New" style:font-name-complex="Courier New"/>
    </style:style>
    <style:style style:name="P3" style:parent-style-name="NurText" style:family="paragraph">
      <style:text-properties style:font-name="Courier New" style:font-name-complex="Courier New"/>
    </style:style>
    <style:style style:name="P4" style:parent-style-name="NurText" style:family="paragraph">
      <style:text-properties style:font-name="Courier New" style:font-name-complex="Courier New"/>
    </style:style>
    <style:style style:name="P5" style:parent-style-name="NurText" style:family="paragraph">
      <style:text-properties style:font-name="Courier New" style:font-name-complex="Courier New"/>
    </style:style>
    <style:style style:name="P6" style:parent-style-name="NurText" style:family="paragraph">
      <style:text-properties style:font-name="Courier New" style:font-name-complex="Courier New"/>
    </style:style>
    <style:style style:name="P7" style:parent-style-name="NurText" style:family="paragraph">
      <style:text-properties style:font-name="Courier New" style:font-name-complex="Courier New"/>
    </style:style>
    <style:style style:name="P8" style:parent-style-name="NurText" style:family="paragraph">
      <style:text-properties style:font-name="Courier New" style:font-name-complex="Courier New"/>
    </style:style>
    <style:style style:name="P9" style:parent-style-name="NurText" style:family="paragraph">
      <style:text-properties style:font-name="Courier New" style:font-name-complex="Courier New"/>
    </style:style>
    <style:style style:name="P10" style:parent-style-name="NurText" style:family="paragraph">
      <style:text-properties style:font-name="Courier New" style:font-name-complex="Courier New"/>
    </style:style>
    <style:style style:name="P11" style:parent-style-name="NurText" style:family="paragraph">
      <style:text-properties style:font-name="Courier New" style:font-name-complex="Courier New"/>
    </style:style>
    <style:style style:name="P12" style:parent-style-name="NurText" style:family="paragraph">
      <style:text-properties style:font-name="Courier New" style:font-name-complex="Courier New"/>
    </style:style>
    <style:style style:name="P13" style:parent-style-name="NurText" style:family="paragraph">
      <style:text-properties style:font-name="Courier New" style:font-name-complex="Courier New"/>
    </style:style>
    <style:style style:name="P14" style:parent-style-name="NurText" style:family="paragraph">
      <style:text-properties style:font-name="Courier New" style:font-name-complex="Courier New"/>
    </style:style>
    <style:style style:name="P15" style:parent-style-name="NurText" style:family="paragraph">
      <style:text-properties style:font-name="Courier New" style:font-name-complex="Courier New"/>
    </style:style>
    <style:style style:name="P16" style:parent-style-name="NurText" style:family="paragraph">
      <style:text-properties style:font-name="Courier New" style:font-name-complex="Courier New"/>
    </style:style>
    <style:style style:name="P17" style:parent-style-name="NurText" style:family="paragraph">
      <style:text-properties style:font-name="Courier New" style:font-name-complex="Courier New"/>
    </style:style>
    <style:style style:name="P18" style:parent-style-name="NurText" style:family="paragraph">
      <style:text-properties style:font-name="Courier New" style:font-name-complex="Courier New"/>
    </style:style>
    <style:style style:name="P19" style:parent-style-name="NurText" style:family="paragraph">
      <style:text-properties style:font-name="Courier New" style:font-name-complex="Courier New"/>
    </style:style>
    <style:style style:name="P20" style:parent-style-name="NurText" style:family="paragraph">
      <style:text-properties style:font-name="Courier New" style:font-name-complex="Courier New"/>
    </style:style>
    <style:style style:name="P21" style:parent-style-name="NurText" style:family="paragraph">
      <style:text-properties style:font-name="Courier New" style:font-name-complex="Courier New"/>
    </style:style>
    <style:style style:name="P22" style:parent-style-name="NurText" style:family="paragraph">
      <style:text-properties style:font-name="Courier New" style:font-name-complex="Courier New"/>
    </style:style>
    <style:style style:name="P23" style:parent-style-name="NurText" style:family="paragraph">
      <style:text-properties style:font-name="Courier New" style:font-name-complex="Courier New"/>
    </style:style>
    <style:style style:name="P24" style:parent-style-name="NurText" style:family="paragraph">
      <style:text-properties style:font-name="Courier New" style:font-name-complex="Courier New"/>
    </style:style>
    <style:style style:name="P25" style:parent-style-name="NurText" style:family="paragraph">
      <style:text-properties style:font-name="Courier New" style:font-name-complex="Courier New"/>
    </style:style>
    <style:style style:name="P26" style:parent-style-name="NurText" style:family="paragraph">
      <style:text-properties style:font-name="Courier New" style:font-name-complex="Courier New"/>
    </style:style>
    <style:style style:name="P27" style:parent-style-name="NurText" style:family="paragraph">
      <style:text-properties style:font-name="Courier New" style:font-name-complex="Courier New"/>
    </style:style>
    <style:style style:name="P28" style:parent-style-name="NurText" style:family="paragraph">
      <style:text-properties style:font-name="Courier New" style:font-name-complex="Courier New"/>
    </style:style>
    <style:style style:name="P29" style:parent-style-name="NurText" style:family="paragraph">
      <style:text-properties style:font-name="Courier New" style:font-name-complex="Courier New"/>
    </style:style>
    <style:style style:name="P30" style:parent-style-name="NurText" style:family="paragraph">
      <style:text-properties style:font-name="Courier New" style:font-name-complex="Courier New"/>
    </style:style>
    <style:style style:name="P31" style:parent-style-name="NurText" style:family="paragraph">
      <style:text-properties style:font-name="Courier New" style:font-name-complex="Courier New"/>
    </style:style>
    <style:style style:name="P32" style:parent-style-name="NurText" style:family="paragraph">
      <style:text-properties style:font-name="Courier New" style:font-name-complex="Courier New"/>
    </style:style>
    <style:style style:name="P33" style:parent-style-name="NurText" style:family="paragraph">
      <style:text-properties style:font-name="Courier New" style:font-name-complex="Courier New"/>
    </style:style>
    <style:style style:name="P34" style:parent-style-name="NurText" style:family="paragraph">
      <style:text-properties style:font-name="Courier New" style:font-name-complex="Courier New"/>
    </style:style>
    <style:style style:name="P35" style:parent-style-name="NurText" style:family="paragraph">
      <style:text-properties style:font-name="Courier New" style:font-name-complex="Courier New"/>
    </style:style>
    <style:style style:name="P36" style:parent-style-name="NurText" style:family="paragraph">
      <style:text-properties style:font-name="Courier New" style:font-name-complex="Courier New"/>
    </style:style>
    <style:style style:name="P37" style:parent-style-name="NurText" style:family="paragraph">
      <style:text-properties style:font-name="Courier New" style:font-name-complex="Courier New"/>
    </style:style>
    <style:style style:name="P38" style:parent-style-name="NurText" style:family="paragraph">
      <style:text-properties style:font-name="Courier New" style:font-name-complex="Courier New"/>
    </style:style>
    <style:style style:name="P39" style:parent-style-name="NurText" style:family="paragraph">
      <style:text-properties style:font-name="Courier New" style:font-name-complex="Courier New"/>
    </style:style>
    <style:style style:name="P40" style:parent-style-name="NurText" style:family="paragraph">
      <style:text-properties style:font-name="Courier New" style:font-name-complex="Courier New"/>
    </style:style>
    <style:style style:name="P41" style:parent-style-name="NurText" style:family="paragraph">
      <style:text-properties style:font-name="Courier New" style:font-name-complex="Courier New"/>
    </style:style>
    <style:style style:name="P42" style:parent-style-name="NurText" style:family="paragraph">
      <style:text-properties style:font-name="Courier New" style:font-name-complex="Courier New"/>
    </style:style>
    <style:style style:name="P43" style:parent-style-name="NurText" style:family="paragraph">
      <style:text-properties style:font-name="Courier New" style:font-name-complex="Courier New"/>
    </style:style>
    <style:style style:name="P44" style:parent-style-name="NurText" style:family="paragraph">
      <style:text-properties style:font-name="Courier New" style:font-name-complex="Courier New"/>
    </style:style>
    <style:style style:name="P45" style:parent-style-name="NurText" style:family="paragraph">
      <style:text-properties style:font-name="Courier New" style:font-name-complex="Courier New"/>
    </style:style>
    <style:style style:name="P46" style:parent-style-name="NurText" style:family="paragraph">
      <style:text-properties style:font-name="Courier New" style:font-name-complex="Courier New"/>
    </style:style>
    <style:style style:name="P47" style:parent-style-name="NurText" style:family="paragraph">
      <style:text-properties style:font-name="Courier New" style:font-name-complex="Courier New"/>
    </style:style>
    <style:style style:name="P48" style:parent-style-name="NurText" style:family="paragraph">
      <style:text-properties style:font-name="Courier New" style:font-name-complex="Courier New"/>
    </style:style>
    <style:style style:name="P49" style:parent-style-name="NurText" style:family="paragraph">
      <style:text-properties style:font-name="Courier New" style:font-name-complex="Courier New"/>
    </style:style>
    <style:style style:name="P50" style:parent-style-name="NurText" style:family="paragraph">
      <style:text-properties style:font-name="Courier New" style:font-name-complex="Courier New"/>
    </style:style>
    <style:style style:name="P51" style:parent-style-name="NurText" style:family="paragraph">
      <style:text-properties style:font-name="Courier New" style:font-name-complex="Courier New"/>
    </style:style>
    <style:style style:name="P52" style:parent-style-name="NurText" style:family="paragraph">
      <style:text-properties style:font-name="Courier New" style:font-name-complex="Courier New"/>
    </style:style>
    <style:style style:name="P53" style:parent-style-name="NurText" style:family="paragraph">
      <style:text-properties style:font-name="Courier New" style:font-name-complex="Courier New"/>
    </style:style>
    <style:style style:name="P54" style:parent-style-name="NurText" style:family="paragraph">
      <style:text-properties style:font-name="Courier New" style:font-name-complex="Courier New"/>
    </style:style>
    <style:style style:name="P55" style:parent-style-name="NurText" style:family="paragraph">
      <style:text-properties style:font-name="Courier New" style:font-name-complex="Courier New"/>
    </style:style>
    <style:style style:name="P56" style:parent-style-name="NurText" style:family="paragraph">
      <style:text-properties style:font-name="Courier New" style:font-name-complex="Courier New"/>
    </style:style>
    <style:style style:name="P57" style:parent-style-name="NurText" style:family="paragraph">
      <style:text-properties style:font-name="Courier New" style:font-name-complex="Courier New"/>
    </style:style>
    <style:style style:name="P58" style:parent-style-name="NurText" style:family="paragraph">
      <style:text-properties style:font-name="Courier New" style:font-name-complex="Courier New"/>
    </style:style>
    <style:style style:name="P59" style:parent-style-name="NurText" style:family="paragraph">
      <style:text-properties style:font-name="Courier New" style:font-name-complex="Courier New"/>
    </style:style>
    <style:style style:name="P60" style:parent-style-name="NurText" style:family="paragraph">
      <style:text-properties style:font-name="Courier New" style:font-name-complex="Courier New"/>
    </style:style>
    <style:style style:name="P61" style:parent-style-name="NurText" style:family="paragraph">
      <style:text-properties style:font-name="Courier New" style:font-name-complex="Courier New"/>
    </style:style>
    <style:style style:name="P62" style:parent-style-name="NurText" style:family="paragraph">
      <style:text-properties style:font-name="Courier New" style:font-name-complex="Courier New"/>
    </style:style>
    <style:style style:name="P63" style:parent-style-name="NurText" style:family="paragraph">
      <style:text-properties style:font-name="Courier New" style:font-name-complex="Courier New"/>
    </style:style>
    <style:style style:name="P64" style:parent-style-name="NurText" style:family="paragraph">
      <style:text-properties style:font-name="Courier New" style:font-name-complex="Courier New"/>
    </style:style>
    <style:style style:name="P65" style:parent-style-name="NurText" style:family="paragraph">
      <style:text-properties style:font-name="Courier New" style:font-name-complex="Courier New"/>
    </style:style>
    <style:style style:name="P66" style:parent-style-name="NurText" style:family="paragraph">
      <style:paragraph-properties>
        <style:tab-stops>
          <style:tab-stop style:type="left" style:position="3.6916in"/>
        </style:tab-stops>
      </style:paragraph-properties>
      <style:text-properties style:font-name="Courier New" style:font-name-complex="Courier New"/>
    </style:style>
    <style:style style:name="P67" style:parent-style-name="NurText" style:family="paragraph">
      <style:paragraph-properties>
        <style:tab-stops>
          <style:tab-stop style:type="left" style:position="3.6916in"/>
        </style:tab-stops>
      </style:paragraph-properties>
      <style:text-properties style:font-name="Courier New" style:font-name-complex="Courier New"/>
    </style:style>
    <style:style style:name="P68" style:parent-style-name="NurText" style:family="paragraph">
      <style:text-properties style:font-name="Courier New" style:font-name-complex="Courier New"/>
    </style:style>
    <style:style style:name="P69" style:parent-style-name="NurText" style:family="paragraph">
      <style:text-properties style:font-name="Courier New" style:font-name-complex="Courier New"/>
    </style:style>
    <style:style style:name="P70" style:parent-style-name="NurText" style:family="paragraph">
      <style:text-properties style:font-name="Courier New" style:font-name-complex="Courier New"/>
    </style:style>
    <style:style style:name="P71" style:parent-style-name="Standard" style:family="paragraph">
      <style:paragraph-properties fo:break-before="page"/>
      <style:text-properties fo:hyphenate="true"/>
    </style:style>
    <style:style style:name="P72" style:parent-style-name="NurText" style:family="paragraph">
      <style:text-properties style:font-name="Courier New" style:font-name-complex="Courier New"/>
    </style:style>
    <style:style style:name="P73" style:parent-style-name="NurText" style:family="paragraph">
      <style:text-properties style:font-name="Courier New" style:font-name-complex="Courier New"/>
    </style:style>
    <style:style style:name="P74" style:parent-style-name="NurText" style:family="paragraph">
      <style:text-properties style:font-name="Courier New" style:font-name-complex="Courier New"/>
    </style:style>
    <style:style style:name="P75" style:parent-style-name="NurText" style:family="paragraph">
      <style:text-properties style:font-name="Courier New" style:font-name-complex="Courier New"/>
    </style:style>
    <style:style style:name="P76" style:parent-style-name="NurText" style:family="paragraph">
      <style:text-properties style:font-name="Courier New" style:font-name-complex="Courier New"/>
    </style:style>
    <style:style style:name="P77" style:parent-style-name="NurText" style:family="paragraph">
      <style:text-properties style:font-name="Courier New" style:font-name-complex="Courier New"/>
    </style:style>
    <style:style style:name="P78" style:parent-style-name="NurText" style:family="paragraph">
      <style:text-properties style:font-name="Courier New" style:font-name-complex="Courier New"/>
    </style:style>
    <style:style style:name="P79" style:parent-style-name="NurText" style:family="paragraph">
      <style:text-properties style:font-name="Courier New" style:font-name-complex="Courier New"/>
    </style:style>
    <style:style style:name="P80" style:parent-style-name="NurText" style:family="paragraph">
      <style:text-properties style:font-name="Courier New" style:font-name-complex="Courier New"/>
    </style:style>
    <style:style style:name="P81" style:parent-style-name="NurText" style:family="paragraph">
      <style:text-properties style:font-name="Courier New" style:font-name-complex="Courier New"/>
    </style:style>
    <style:style style:name="P82" style:parent-style-name="NurText" style:family="paragraph">
      <style:text-properties style:font-name="Courier New" style:font-name-complex="Courier New"/>
    </style:style>
    <style:style style:name="P83" style:parent-style-name="NurText" style:family="paragraph">
      <style:text-properties style:font-name="Courier New" style:font-name-complex="Courier New"/>
    </style:style>
    <style:style style:name="P84" style:parent-style-name="NurText" style:family="paragraph">
      <style:text-properties style:font-name="Courier New" style:font-name-complex="Courier New"/>
    </style:style>
    <style:style style:name="P85" style:parent-style-name="NurText" style:family="paragraph">
      <style:text-properties style:font-name="Courier New" style:font-name-complex="Courier New"/>
    </style:style>
    <style:style style:name="P86" style:parent-style-name="NurText" style:family="paragraph">
      <style:text-properties style:font-name="Courier New" style:font-name-complex="Courier New"/>
    </style:style>
    <style:style style:name="P87" style:parent-style-name="NurText" style:family="paragraph">
      <style:text-properties style:font-name="Courier New" style:font-name-complex="Courier New"/>
    </style:style>
    <style:style style:name="P88" style:parent-style-name="NurText" style:family="paragraph">
      <style:text-properties style:font-name="Courier New" style:font-name-complex="Courier New"/>
    </style:style>
    <style:style style:name="P89" style:parent-style-name="NurText" style:family="paragraph">
      <style:text-properties style:font-name="Courier New" style:font-name-complex="Courier New"/>
    </style:style>
    <style:style style:name="P90" style:parent-style-name="NurText" style:family="paragraph">
      <style:text-properties style:font-name="Courier New" style:font-name-complex="Courier New"/>
    </style:style>
    <style:style style:name="P91" style:parent-style-name="NurText" style:family="paragraph">
      <style:text-properties style:font-name="Courier New" style:font-name-complex="Courier New"/>
    </style:style>
    <style:style style:name="P92" style:parent-style-name="NurText" style:family="paragraph">
      <style:text-properties style:font-name="Courier New" style:font-name-complex="Courier New"/>
    </style:style>
    <style:style style:name="P93" style:parent-style-name="NurText" style:family="paragraph">
      <style:text-properties style:font-name="Courier New" style:font-name-complex="Courier New"/>
    </style:style>
    <style:style style:name="P94" style:parent-style-name="NurText" style:family="paragraph">
      <style:text-properties style:font-name="Courier New" style:font-name-complex="Courier New"/>
    </style:style>
    <style:style style:name="P95" style:parent-style-name="NurText" style:family="paragraph">
      <style:text-properties style:font-name="Courier New" style:font-name-complex="Courier New"/>
    </style:style>
    <style:style style:name="P96" style:parent-style-name="NurText" style:family="paragraph">
      <style:text-properties style:font-name="Courier New" style:font-name-complex="Courier New"/>
    </style:style>
    <style:style style:name="P97" style:parent-style-name="NurText" style:family="paragraph">
      <style:text-properties style:font-name="Courier New" style:font-name-complex="Courier New"/>
    </style:style>
    <style:style style:name="P98" style:parent-style-name="NurText" style:family="paragraph">
      <style:text-properties style:font-name="Courier New" style:font-name-complex="Courier New"/>
    </style:style>
    <style:style style:name="P99" style:parent-style-name="NurText" style:family="paragraph">
      <style:text-properties style:font-name="Courier New" style:font-name-complex="Courier New"/>
    </style:style>
    <style:style style:name="P100" style:parent-style-name="NurText" style:family="paragraph">
      <style:text-properties style:font-name="Courier New" style:font-name-complex="Courier New"/>
    </style:style>
    <style:style style:name="P101" style:parent-style-name="NurText" style:family="paragraph">
      <style:text-properties style:font-name="Courier New" style:font-name-complex="Courier New"/>
    </style:style>
    <style:style style:name="P102" style:parent-style-name="NurText" style:family="paragraph">
      <style:text-properties style:font-name="Courier New" style:font-name-complex="Courier New"/>
    </style:style>
    <style:style style:name="P103" style:parent-style-name="NurText" style:family="paragraph">
      <style:text-properties style:font-name="Courier New" style:font-name-complex="Courier New"/>
    </style:style>
    <style:style style:name="P104" style:parent-style-name="NurText" style:family="paragraph">
      <style:text-properties style:font-name="Courier New" style:font-name-complex="Courier New"/>
    </style:style>
    <style:style style:name="P105" style:parent-style-name="NurText" style:family="paragraph">
      <style:text-properties style:font-name="Courier New" style:font-name-complex="Courier New"/>
    </style:style>
    <style:style style:name="P106" style:parent-style-name="NurText" style:family="paragraph">
      <style:text-properties style:font-name="Courier New" style:font-name-complex="Courier New"/>
    </style:style>
    <style:style style:name="P107" style:parent-style-name="NurText" style:family="paragraph">
      <style:text-properties style:font-name="Courier New" style:font-name-complex="Courier New"/>
    </style:style>
    <style:style style:name="P108" style:parent-style-name="NurText" style:family="paragraph">
      <style:text-properties style:font-name="Courier New" style:font-name-complex="Courier New"/>
    </style:style>
    <style:style style:name="P109" style:parent-style-name="NurText" style:family="paragraph">
      <style:text-properties style:font-name="Courier New" style:font-name-complex="Courier New"/>
    </style:style>
    <style:style style:name="P110" style:parent-style-name="NurText" style:family="paragraph">
      <style:text-properties style:font-name="Courier New" style:font-name-complex="Courier New"/>
    </style:style>
    <style:style style:name="P111" style:parent-style-name="NurText" style:family="paragraph">
      <style:text-properties style:font-name="Courier New" style:font-name-complex="Courier New"/>
    </style:style>
    <style:style style:name="P112" style:parent-style-name="NurText" style:family="paragraph">
      <style:text-properties style:font-name="Courier New" style:font-name-complex="Courier New"/>
    </style:style>
    <style:style style:name="P113" style:parent-style-name="NurText" style:family="paragraph">
      <style:text-properties style:font-name="Courier New" style:font-name-complex="Courier New"/>
    </style:style>
    <style:style style:name="P114" style:parent-style-name="NurText" style:family="paragraph">
      <style:text-properties style:font-name="Courier New" style:font-name-complex="Courier New"/>
    </style:style>
    <style:style style:name="P115" style:parent-style-name="NurText" style:family="paragraph">
      <style:text-properties style:font-name="Courier New" style:font-name-complex="Courier New"/>
    </style:style>
    <style:style style:name="P116" style:parent-style-name="NurText" style:family="paragraph">
      <style:text-properties style:font-name="Courier New" style:font-name-complex="Courier New"/>
    </style:style>
    <style:style style:name="P117" style:parent-style-name="NurText" style:family="paragraph">
      <style:text-properties style:font-name="Courier New" style:font-name-complex="Courier New"/>
    </style:style>
    <style:style style:name="P118" style:parent-style-name="NurText" style:family="paragraph">
      <style:text-properties style:font-name="Courier New" style:font-name-complex="Courier New"/>
    </style:style>
    <style:style style:name="P119" style:parent-style-name="NurText" style:family="paragraph">
      <style:text-properties style:font-name="Courier New" style:font-name-complex="Courier New"/>
    </style:style>
    <style:style style:name="P120" style:parent-style-name="NurText" style:family="paragraph">
      <style:text-properties style:font-name="Courier New" style:font-name-complex="Courier New"/>
    </style:style>
    <style:style style:name="P121" style:parent-style-name="NurText" style:family="paragraph">
      <style:text-properties style:font-name="Courier New" style:font-name-complex="Courier New"/>
    </style:style>
    <style:style style:name="P122" style:parent-style-name="NurText" style:family="paragraph">
      <style:text-properties style:font-name="Courier New" style:font-name-complex="Courier New"/>
    </style:style>
    <style:style style:name="P123" style:parent-style-name="NurText" style:family="paragraph">
      <style:text-properties style:font-name="Courier New" style:font-name-complex="Courier New"/>
    </style:style>
    <style:style style:name="P124" style:parent-style-name="NurText" style:family="paragraph">
      <style:text-properties style:font-name="Courier New" style:font-name-complex="Courier New"/>
    </style:style>
    <style:style style:name="P125" style:parent-style-name="NurText" style:family="paragraph">
      <style:text-properties style:font-name="Courier New" style:font-name-complex="Courier New"/>
    </style:style>
    <style:style style:name="P126" style:parent-style-name="NurText" style:family="paragraph">
      <style:text-properties style:font-name="Courier New" style:font-name-complex="Courier New"/>
    </style:style>
    <style:style style:name="P127" style:parent-style-name="NurText" style:family="paragraph">
      <style:text-properties style:font-name="Courier New" style:font-name-complex="Courier New"/>
    </style:style>
    <style:style style:name="P128" style:parent-style-name="NurText" style:family="paragraph">
      <style:text-properties style:font-name="Courier New" style:font-name-complex="Courier New"/>
    </style:style>
    <style:style style:name="P129" style:parent-style-name="NurText" style:family="paragraph">
      <style:paragraph-properties>
        <style:tab-stops>
          <style:tab-stop style:type="left" style:position="3.6916in"/>
        </style:tab-stops>
      </style:paragraph-properties>
      <style:text-properties style:font-name="Courier New" style:font-name-complex="Courier New"/>
    </style:style>
    <style:style style:name="P130" style:parent-style-name="NurText" style:family="paragraph">
      <style:text-properties style:font-name="Courier New" style:font-name-complex="Courier New"/>
    </style:style>
    <style:style style:name="P131" style:parent-style-name="NurText" style:family="paragraph">
      <style:text-properties style:font-name="Courier New" style:font-name-complex="Courier New"/>
    </style:style>
    <style:style style:name="P132" style:parent-style-name="NurText" style:family="paragraph">
      <style:text-properties style:font-name="Courier New" style:font-name-complex="Courier New"/>
    </style:style>
    <style:style style:name="T133" style:parent-style-name="Absatz-Standardschriftart" style:family="text">
      <style:text-properties style:font-name="Courier New" style:font-name-complex="Courier New"/>
    </style:style>
  </office:automatic-styles>
  <office:body>
    <office:text text:use-soft-page-breaks="true">
      <text:p text:style-name="P1">Sehr geehrte Damen und Herren.</text:p>
      <text:p text:style-name="P2">Es freut mich, Ihnen meine Bachelor Arbeit präsentieren zu dürfen.</text:p>
      <text:p text:style-name="P3">Das Ziel dieser Arbeit war, ein neuer Prototyp für das Mikrocomputer Labor.</text:p>
      <text:p text:style-name="P4"/>
      <text:p text:style-name="P5">Wie die<text:s/>meisten Prototypen musste auch dieser, etwas anspruchsvolles, spannendes und für die Studierenden motivierendes werden.</text:p>
      <text:p text:style-name="P6">Die Vorgabe für diesen Prototypen war, das eine Laserablenkeinheit vorhanden ist.</text:p>
      <text:p text:style-name="P7">Das Ziel welches anvisiert werden muss, soll beweglich<text:s/>sein und detektieren können ob es getroffen worden ist.</text:p>
      <text:p text:style-name="P8">Die erste Überlegung war ein Pendel mit Fotodioden.</text:p>
      <text:p text:style-name="P9">Auf dem Pendel ist eine Encoder-Scheibe montiert, welche von Lichtschranken abgegriffen wird.</text:p>
      <text:p text:style-name="P10">Damit ist auch der Winkel des Pendels und der Fotodioden bekannt.</text:p>
      <text:p text:style-name="P11"/>
      <text:p text:style-name="P12">Mit verschiedenen Prototypen entwickelte sich das ursprüngliche Pendel zu einer Scheibe.</text:p>
      <text:p text:style-name="P13">Die beiden zentralen Objekte sind die Vier-Quadranten-Fotodioden zur Detektion des Lasers, diese ist auf unten auf der Scheibe eingezeichnet und der Laserablenkeinheit.</text:p>
      <text:p text:style-name="P14">Auch diese besitzt wieder eine Encoder-Scheibe.</text:p>
      <text:p text:style-name="P15">Dies ist nötig, damit der Drehwinkel der Quadranten-Fotodiode bekannt ist.</text:p>
      <text:p text:style-name="P16"/>
      <text:p text:style-name="P17">Theoretisch ist auch eine Steuerung möglich, welche nur mit den Werten des Drehencoders gespeist wird.</text:p>
      <text:p text:style-name="P18">Dafür stellen<text:s/>allerding die Fertigungabweichungen der Spiegelhalterungen eine zu große Unbekannte dar, welche nur unzureichend ermittelt werden kann.</text:p>
      <text:p text:style-name="P19">Für die Positionierung der Spiegel werden Getriebe-Schrittmotoren benötigt, welche eine Schrittweite von einem Zehntel<text:s/>Grad besitzen.</text:p>
      <text:p text:style-name="P20">Die Laserablenkeinheit ist aufgebaut aus zwei Schrittmotoren, einen für jede Achse, auf welchen ein Spiegel montiert ist.</text:p>
      <text:p text:style-name="P21">Zur Überprüfung, ob die Zielposition des Lasers in einem ungefährlichen Bereich ist, sind auch Positionsmarken auf den<text:s/>Spiegel angebracht.</text:p>
      <text:p text:style-name="P22">Ein Ungefährlicher Bereich ist jede Position auf der Rückplatte.</text:p>
      <text:p text:style-name="P23">Diese Positionsmarken werden von Lichtschranken überprüft und im Fall einer ungültigen Position wird der Laser sofort abgeschaltet.</text:p>
      <text:p text:style-name="P24"/>
      <text:p text:style-name="P25">Der Prinzipielle Hardware-Aufbau dieses Prototypen unterteilt sich in die Sensoren und Aktuatoren, das Arduino Entwicklungsboard mit einem SAM3X von Atmel und das Nucleo Board mit dem STM32F3 von ST.</text:p>
      <text:p text:style-name="P26">Die Aufgabe des SAM ist es, die Hardware zu verwalten und die Kommunikation mit dem STM.</text:p>
      <text:p text:style-name="P27">Auf dem STM wird der Code der Laborteilnehmer ausgeführt.</text:p>
      <text:p text:style-name="P28">Damit eventuelle Fehler in den Signalen der Laborteilnehmer erkannt und unterbunden werden können ist der STM nur mit dem SAM verbunden.</text:p>
      <text:p text:style-name="P29">Der SAM Controller überprüft alle Steuerbefehle und gibt diese an<text:s/>die Hardware weiter.</text:p>
      <text:p text:style-name="P30">Als Sensoren stehen die Lichtschranken der Schrittmotoren, ein Rotationsencoder für den Drehwinkel der Scheibe, und Fotodioden zur Verfügung.<text:s/></text:p>
      <text:p text:style-name="P31">Als Aktuatoren stehen der Antriebsmotor der Scheibe zur Verfügung, für welchem nur die Geschwindigkeit gesetzt werden kann und die beiden Schrittmotoren der Spiegelablenkeinheit.</text:p>
      <text:p text:style-name="P32"/>
      <text:p text:style-name="P33">Die Aufgabe der Laborteilnehmer ist es, die Schrittmotoren zu steuern.</text:p>
      <text:p text:style-name="P34">Als Eingabewerte stehen dafür nur die Werte der Photodioden und das Quadratursignal des Rotationsencoder zur Verfügung.</text:p>
      <text:p text:style-name="P35">Bei dem Quadratursignal muss zusätzlich eine Zusatzmarke erkannt werden, welche einen Justierpunkt angibt.</text:p>
      <text:p text:style-name="P36">Zusätzlich muss eine komplett asynchrone Ansteuerung der Schrittmotoren implementiert werden.</text:p>
      <text:p text:style-name="P37">Die Steuersignale werden von dem SAM nur durchgeschleift.</text:p>
      <text:p text:style-name="P38">In Summe ist dies eine sehr herausfordernde Aufgabenstellung.</text:p>
      <text:p text:style-name="P39"/>
      <text:p text:style-name="P40">Nun möchte ich das Interessanteste Thema dieser Arbeit etwas näher erläutern - die Regelung der Spiegelablenkeinheit.</text:p>
      <text:p text:style-name="P41">Der Regler ist ein 3-Punktregler und arbeitet mit<text:s/>den von den Fotodioden gemessenen Intensitäten.</text:p>
      <text:p text:style-name="P42">In diesem 3-Dimenionalen Bild sehen sie den Verlauf des Ausgangssignals einer Fotodiode, wenn diese mit dem Laser abgetastet wird.</text:p>
      <text:p text:style-name="P43">Der Abstand zweier Punkte ist ein Halbschritt des Schrittmotors und die Höhe<text:s/>gibt den Wert der Eingangsdaten an welcher auf 1000 Normiert ist.</text:p>
      <text:p text:style-name="P44">In diesem Bild ist sehr deutlich sichtbar, dass die Fotodiode bereits in der Sättigung ist.</text:p>
      <text:p text:style-name="P45">Mit Eingangsdaten, welche sättigen können, ist natürlich keine Regelung implementierbar.</text:p>
      <text:p text:style-name="P46"/>
      <text:p text:style-name="P47">Werden nun allerdings alle 4 Dioden in einem Bild dargestellt, sieht man, dass kein Bereich existiert, bei dem alle 4 Dioden sättigen.</text:p>
      <text:p text:style-name="P48">Dadurch ist wieder eine Regelung möglich und man würde wichtige Informationen verlieren, wenn die Verstärkung reduziert werden würde.</text:p>
      <text:p text:style-name="P49">Nun müssen diese Eingangsdaten so aufbereitet werden, dass diese von der Regelung verwendet werden können.</text:p>
      <text:p text:style-name="P50">Schließlich werden nur 2 Eingangswerte benötigt und nicht 4.</text:p>
      <text:p text:style-name="P51">2 Deshalb, weil wir für jede Achse einen Regler benötigen.</text:p>
      <text:p text:style-name="P52">Eine gute Möglichkeit, die Daten für den ersten Regler zu verarbeiten ist es die Maximalwerte der linken und Rechten Dioden voneinander zu subtrahieren.</text:p>
      <text:p text:style-name="P53"/>
      <text:p text:style-name="P54">Dies ist in Folgendem Bild dargestellt.</text:p>
      <text:p text:style-name="P55">Hier gibt jeder Punkt an, ob der Laser zu weit links oder zu weit rechts gewesen ist.</text:p>
      <text:p text:style-name="P56">Die roten und die blauen Punkte erfordern nun eine Interaktion des Reglers.</text:p>
      <text:p text:style-name="P57"/>
      <text:p text:style-name="P58">Wenn nun die Interaktionen des Reglers berechnet worden sind, müssen diese noch Koordinatentransformiert werden.</text:p>
      <text:p text:style-name="P59">Die Koordinatentransformation basiert auf den Eingangsdaten des Rotationsencoders.</text:p>
      <text:p text:style-name="P60">Dabei werden die Ausgangssignale so gedreht, dass dieser mit dem Aktuellen Winkel der Dioden übereinstimmt.</text:p>
      <text:p text:style-name="P61">Die Abweichung zu dem Korrekten Winkel ist dabei relativ unkritisch.</text:p>
      <text:p text:style-name="P62">Wichtig ist dabei dass dieser nicht mehr als +/- 45° abweicht, da dadurch der Horizontale und der Vertikale Regler vertauscht werden würde.</text:p>
      <text:p text:style-name="P63">Dies ist in diesem Bild dargestellt.</text:p>
      <text:p text:style-name="P64"/>
      <text:p text:style-name="P65">In diesem 3D-Modell sehen Sie nun die Endversion des Prototypen.</text:p>
      <text:p text:style-name="P66">Nun möchte ich Ihnen den Prototypen demonstrieren.</text:p>
      <text:p text:style-name="P67"/>
      <text:p text:style-name="P68">Ich hoffe, dass ich Ihnen einen Einblick in meine Arbeit geben konnte und dass es Ihnen gefallen hat.</text:p>
      <text:p text:style-name="P69">Sollten bei dieser Präsentation noch offene Fragen geblieben sein, werde<text:s/>ich diese gerne Beantworten.</text:p>
      <text:p text:style-name="P70">Danke für Ihre Aufmerksamkeit.</text:p>
      <text:p text:style-name="P71"/>
      <text:p text:style-name="P72">Freud mich Präsentieren</text:p>
      <text:p text:style-name="P73">Ziel Prototyp Labor</text:p>
      <text:p text:style-name="P74"/>
      <text:p text:style-name="P75">Prototypen spannend, anspruchsvoll motivierend</text:p>
      <text:p text:style-name="P76">Vorgabe Laserablenkeinheit</text:p>
      <text:p text:style-name="P77">Ziel beweglich, detektieren</text:p>
      <text:p text:style-name="P78">Pendel Fotodioden</text:p>
      <text:p text:style-name="P79">Encoder-Scheibe Lichtschranken</text:p>
      <text:p text:style-name="P80">Winkel Pendels</text:p>
      <text:p text:style-name="P81"/>
      <text:p text:style-name="P82">Scheibe</text:p>
      <text:p text:style-name="P83">4-Diode Laserablenkeinheit</text:p>
      <text:p text:style-name="P84">Encoder-Scheibe</text:p>
      <text:p text:style-name="P85">Drehwinkel 4-Diode</text:p>
      <text:p text:style-name="P86"/>
      <text:p text:style-name="P87">Steuerung Drehencoders</text:p>
      <text:p text:style-name="P88">Spiegelhalterungen Unbekannte dar</text:p>
      <text:p text:style-name="P89">Spiegel Getriebe-Schrittmotoren 1/10 Grad</text:p>
      <text:p text:style-name="P90">Laserablenkeinheit Schrittmotoren Achse Spiegel</text:p>
      <text:p text:style-name="P91">Ungefährlichen<text:s/>Positionsmarken</text:p>
      <text:p text:style-name="P92">Rückplatte</text:p>
      <text:p text:style-name="P93">Positionsmarken Lichtschranken Laser abgeschalten</text:p>
      <text:p text:style-name="P94"/>
      <text:p text:style-name="P95">Hardware-Aufbau Sensoren Aktuatoren, Arduino SAM3X Atmel, Nucleo Board STM32F3 ST</text:p>
      <text:p text:style-name="P96">SAM Hardware Kommunikation</text:p>
      <text:p text:style-name="P97">STM Laborteilnehmer</text:p>
      <text:p text:style-name="P98">Fehler Signalen Laborteilnehmer STM SAM</text:p>
      <text:p text:style-name="P99">SAM überprüft</text:p>
      <text:p text:style-name="P100">Sensoren Lichtschranken<text:s/></text:p>
      <text:p text:style-name="P101">Aktuatoren Antriebsmotor Schrittmotoren</text:p>
      <text:p text:style-name="P102"/>
      <text:p text:style-name="P103">Interessanteste Thema Regelung</text:p>
      <text:p text:style-name="P104">3-Punktregler Fotodioden</text:p>
      <text:p text:style-name="P105">abgetastet</text:p>
      <text:p text:style-name="P106">Halbschritt 1000</text:p>
      <text:p text:style-name="P107">Sättigung<text:s/></text:p>
      <text:p text:style-name="P108">Keine implementierbar</text:p>
      <text:p text:style-name="P109"/>
      <text:p text:style-name="P110">Alle Bereich Position sättigen</text:p>
      <text:p text:style-name="P111">Informationen Verstärkung</text:p>
      <text:p text:style-name="P112">Aufbereitet verwendet</text:p>
      <text:p text:style-name="P113">2 benötigt 4</text:p>
      <text:p text:style-name="P114">Achse Regler</text:p>
      <text:p text:style-name="P115">Möglichkeit Maximalwerte subtrahieren</text:p>
      <text:p text:style-name="P116"/>
      <text:p text:style-name="P117">dargestellt</text:p>
      <text:p text:style-name="P118">Punkt links rechts</text:p>
      <text:p text:style-name="P119">Roten Blau Interaktion</text:p>
      <text:p text:style-name="P120"/>
      <text:p text:style-name="P121">Punkte Interaktion</text:p>
      <text:p text:style-name="P122">Wahl Schwellwerte</text:p>
      <text:p text:style-name="P123">Hoch =&gt; maximale Radius =&gt; Laserpunkt verloren.</text:p>
      <text:p text:style-name="P124">Niedrig =&gt; stabile klein</text:p>
      <text:p text:style-name="P125">Problem<text:s/>Größenordnung Zielbereichs Spiegelablenkeinheit</text:p>
      <text:p text:style-name="P126">Bereich verkleinert stabilen Zielpunkt</text:p>
      <text:p text:style-name="P127"/>
      <text:p text:style-name="P128">3D Endversion</text:p>
      <text:p text:style-name="P129">Demonstrieren</text:p>
      <text:p text:style-name="P130"/>
      <text:p text:style-name="P131">Einblick gefallen</text:p>
      <text:p text:style-name="P132">offene Fragen gerne Beantworten</text:p>
      <text:p text:style-name="NurText"><text:span text:style-name="T133">Aufmerksamke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Absatz-Standardschriftart">
      <style:text-properties style:font-name="Consolas" fo:font-size="10.5pt" style:font-size-asian="10.5pt" style:font-size-complex="10.5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7875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as Gruber</meta:initial-creator>
    <dc:creator>Andeas Gruber</dc:creator>
    <meta:creation-date>2017-01-08T14:55:00Z</meta:creation-date>
    <dc:date>2017-01-18T11:37:00Z</dc:date>
    <meta:print-date>2017-01-15T20:34:00Z</meta:print-date>
    <meta:template xlink:href="Normal.dotm" xlink:type="simple"/>
    <meta:editing-cycles>15</meta:editing-cycles>
    <meta:editing-duration>PT0S</meta:editing-duration>
    <meta:document-statistic meta:page-count="1" meta:paragraph-count="14" meta:word-count="981" meta:character-count="7148" meta:row-count="51" meta:non-whitespace-character-count="6181"/>
  </office:meta>
</office:document-meta>
</file>